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720000002AB698BB41.png"/>
  <manifest:file-entry manifest:media-type="image/png" manifest:full-path="Pictures/10000000000000A40000003489996C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Cumberland AMT" svg:font-family="'Cumberland AMT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style:font-name="Verdana" fo:font-size="8pt" fo:font-style="normal"/>
    </style:style>
    <style:style style:name="P2" style:family="paragraph" style:parent-style-name="Heading_20_1" style:master-page-name="">
      <style:paragraph-properties fo:break-before="auto" fo:break-after="auto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p text:style-name="P1"/>
      <text:h text:style-name="P2" text:outline-level="1"><text:title>dkd_tools</text:title></text:h>
      <text:p text:style-name="P3">Extension Key: <text:span text:style-name="T1"><text:title>dkd_tools</text:title></text:span></text:p>
      <text:p text:style-name="P3">Copyright 2005, <text:user-defined text:name="Author">Andreas Otto</text:user-defined>, &lt;<text:user-defined text:name="eMail">andreas.otto@dkd.de</text:user-defined>&gt;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com</text:p>
      <text:p text:style-name="P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dkd_tools<text:tab/>1</text:p>
          <text:p text:style-name="P5">Introduction<text:tab/>1</text:p>
          <text:p text:style-name="P6">What does it do?<text:tab/>1</text:p>
          <text:p text:style-name="P6">Screenshots<text:tab/>1</text:p>
          <text:p text:style-name="P5">Users manual<text:tab/>1</text:p>
          <text:p text:style-name="P5">Adminstration<text:tab/>1</text:p>
          <text:p text:style-name="P5">Changelog<text:tab/>1</text:p>
        </text:index-body>
      </text:table-of-content>
      <text:p text:style-name="Text_20_body"/>
      <text:h text:style-name="Heading_20_2" text:outline-level="2">Introduction</text:h>
      <text:h text:style-name="Heading_20_3" text:outline-level="3">What does it do?</text:h>
      <text:p text:style-name="Text_20_body">The “d.k.d Tools” module is a module that appears as main module and groups together modules created by d.k.d Internet Service GmbH.</text:p>
      <text:h text:style-name="Heading_20_3" text:outline-level="3">Screenshots</text:h>
      <text:p text:style-name="Text_20_body">Below is an example where a module is shown below “d.k.d Tools”.</text:p>
      <text:p text:style-name="Text_20_body"/>
      <text:p text:style-name="Text_20_body"><draw:frame draw:style-name="fr1" draw:name="Rahmen1" text:anchor-type="paragraph" svg:width="4.022cm" draw:z-index="1"><draw:text-box fo:min-height="1.482cm"><text:p text:style-name="Image"><draw:frame draw:style-name="fr2" draw:name="Grafik1" text:anchor-type="paragraph" svg:x="0.004cm" svg:y="0.002cm" svg:width="4.022cm" style:rel-width="100%" svg:height="1.482cm" style:rel-height="scale" draw:z-index="2"><draw:image xlink:href="Pictures/10000201000000720000002AB698BB41.png" xlink:type="simple" xlink:show="embed" xlink:actuate="onLoad"/></draw:frame>Image <text:sequence text:ref-name="refImage0" text:name="Image" text:formula="ooow:Image+1" style:num-format="1">1</text:sequence>: The module d.k.d Tools</text:p></draw:text-box></draw:frame></text:p>
      <text:h text:style-name="Heading_20_2" text:outline-level="2">Users manual</text:h>
      <text:p text:style-name="Text_20_body">After the module has been installed and configured the module will appear as “d.k.d Tools”.</text:p>
      <text:h text:style-name="Heading_20_2" text:outline-level="2">Adminstration</text:h>
      <text:p text:style-name="Text_20_body">Just install the extension.</text:p>
      <text:h text:style-name="Heading_20_2" text:outline-level="2">Changelog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Cumberland AMT" svg:font-family="'Cumberland AMT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>
        <style:tab-stops>
          <style:tab-stop style:position="1.499cm"/>
        </style:tab-stops>
      </style:paragraph-properties>
      <style:text-properties fo:color="#000000" style:font-name="Arial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2cm" fo:margin-bottom="1cm" fo:text-align="center" style:justify-single-word="false" fo:break-before="page" fo:background-color="transparent">
        <style:tab-stops/>
        <style:background-image/>
      </style:paragraph-properties>
      <style:text-properties fo:color="#666666" style:font-name="Arial Narrow" fo:font-size="2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99cm" fo:margin-bottom="0cm" fo:text-align="start" style:justify-single-word="false" fo:keep-with-next="always"/>
      <style:text-properties fo:color="#666666" style:font-name="Arial Narrow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class="text" style:default-outline-level="3">
      <style:paragraph-properties fo:margin-top="0.4cm" fo:margin-bottom="0cm" fo:text-align="start" style:justify-single-word="false" fo:keep-with-next="always"/>
      <style:text-properties fo:color="#4c4c4c" style:font-name="Arial Narrow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class="text">
      <style:paragraph-properties fo:text-align="start" style:justify-single-word="false"/>
      <style:text-properties fo:color="#333366"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class="text">
      <style:paragraph-properties fo:text-align="start" style:justify-single-word="false"/>
      <style:text-properties fo:color="#b84747" style:font-name="Arial1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font-size="8pt" fo:font-weight="bold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background-image/>
      </style:paragraph-properties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Arial Narrow" fo:font-size="9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1"/>
    </style:style>
    <style:style style:name="Contents_20_Heading" style:display-name="Contents Heading" style:family="paragraph" style:parent-style-name="Heading_20_2" style:class="index">
      <style:paragraph-properties fo:margin-left="0cm" fo:margin-right="0cm" fo:text-indent="0cm" style:auto-text-indent="false" text:number-lines="false" text:line-number="0"/>
      <style:text-properties fo:color="#000000" style:font-name="Arial Narrow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Arial1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Arial1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Arial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umberland" fo:font-size="8pt" style:font-name-asian="Cumberland" style:font-size-asian="10pt" style:font-name-complex="Cumberland" style:font-size-complex="10pt"/>
    </style:style>
    <style:style style:name="Table_20_Contents_2f_PRE" style:display-name="Table Contents/PRE" style:family="paragraph" style:parent-style-name="Preformatted_20_Text">
      <style:text-properties fo:font-size="8pt"/>
    </style:style>
    <style:style style:name="Image" style:family="paragraph" style:parent-style-name="Cap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weight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page-layout style:name="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draw:frame draw:style-name="fr1" draw:name="Graphic1" text:anchor-type="paragraph" svg:x="0.028cm" svg:width="2.708cm" svg:height="0.855cm" draw:z-index="0"><draw:image xlink:href="Pictures/10000000000000A40000003489996C42.png" xlink:type="simple" xlink:show="embed" xlink:actuate="onLoad"/></draw:frame><text:title>dkd_tools</text:title> - <text:page-number text:select-page="current">1</text:page-number></text:p>
        <text:p text:style-name="P2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dc:title>dkd_tools</dc:title>
    <meta:initial-creator>Andreas Otto</meta:initial-creator>
    <meta:creation-date>2005-10-31T07:51:40</meta:creation-date>
    <dc:creator>Andreas Otto</dc:creator>
    <dc:date>2005-11-02T18:57:05</dc:date>
    <dc:language>en-US</dc:language>
    <meta:editing-cycles>37</meta:editing-cycles>
    <meta:editing-duration>PT2H40M29S</meta:editing-duration>
    <meta:user-defined meta:name="eMail">andreas.otto@dkd.de</meta:user-defined>
    <meta:user-defined meta:name="Author">Andreas Otto</meta:user-defined>
    <meta:user-defined meta:name="Info 3"/>
    <meta:user-defined meta:name="Info 4"/>
    <meta:document-statistic meta:table-count="0" meta:image-count="2" meta:object-count="0" meta:page-count="1" meta:paragraph-count="27" meta:word-count="126" meta:character-count="786"/>
  </office:meta>
</office:document-meta>
</file>